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rsid="000de663" officeooo:paragraph-rsid="000de663"/>
    </style:style>
    <style:style style:name="P2" style:family="paragraph" style:parent-style-name="Preformatted_20_Text">
      <style:paragraph-properties fo:text-align="justify" style:justify-single-word="false"/>
      <style:text-properties officeooo:paragraph-rsid="000df130"/>
    </style:style>
    <style:style style:name="P3" style:family="paragraph" style:parent-style-name="Preformatted_20_Text">
      <style:paragraph-properties fo:text-align="justify" style:justify-single-word="false"/>
      <style:text-properties officeooo:rsid="000fe8d5" officeooo:paragraph-rsid="000fe8d5"/>
    </style:style>
    <style:style style:name="P4" style:family="paragraph" style:parent-style-name="Preformatted_20_Text">
      <style:paragraph-properties fo:text-align="justify" style:justify-single-word="false"/>
      <style:text-properties officeooo:rsid="0011e6a0" officeooo:paragraph-rsid="0011e6a0"/>
    </style:style>
    <style:style style:name="T1" style:family="text">
      <style:text-properties style:text-position="super 58%"/>
    </style:style>
    <style:style style:name="T2" style:family="text">
      <style:text-properties officeooo:rsid="000df130"/>
    </style:style>
    <style:style style:name="T3" style:family="text">
      <style:text-properties officeooo:rsid="000fe8d5"/>
    </style:style>
    <style:style style:name="T4" style:family="text">
      <style:text-properties officeooo:rsid="0011e6a0"/>
    </style:style>
    <style:style style:name="T5" style:family="text">
      <style:text-properties officeooo:rsid="0012a0d0"/>
    </style:style>
    <style:style style:name="T6" style:family="text">
      <style:text-properties style:font-name="Liberation Mono" fo:font-size="10pt" officeooo:rsid="0012a0d0" style:font-name-asian="Liberation Mono" style:font-size-asian="10pt" style:font-name-complex="Liberation Mono"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day 9<text:span text:style-name="T1">th</text:span> November, I have missed the lecture on 4CI018. <text:span text:style-name="T5">I </text:span>Was not feeling <text:span text:style-name="T5">good </text:span>last night, felt very hot and had a killer headache. Stayed in be<text:span text:style-name="T5">d</text:span> all day and could not bothered to do anything. I will catch up with the course work and watch today’s lecture later this week on Canvas. </text:p>
      <text:p text:style-name="P1">Tuesday the 10<text:span text:style-name="T1">th</text:span>, Dr Jefferey got us working on workshop7 for 4CS001. This week’s workshop was <text:span text:style-name="T5">on </text:span>advanced data structures in Python. The data structures that was covered in the workshop were dictionaries and sets. Dictionaries are key value pair of data structure where as set is good for membership test, <text:span text:style-name="T5">just like sets in maths.</text:span> </text:p>
      <text:p text:style-name="P2"><text:span text:style-name="T2">On Thursday, the lecture which </text:span><text:span text:style-name="T6">is</text:span><text:span text:style-name="T2"> always delivered by Matt, was on advanced data structure in Python. In this lecture he introduced us to dictionaries in Python and how to manipulate them. Dictionaries are good for any data with key value pair. Sets are collection of data which is unordered and unindexed. This means the order in which the data is entered does not matter. This make the set very efficient for making queries to. As like any other data structures in Python, for loop or while loop can be used to iterate over the items in </text:span><text:span text:style-name="T3">both data sets.</text:span></text:p>
      <text:p text:style-name="P3">In the afternoon for 4CS015, I have finished the number grid task. I have had difficulty to finish this work because I am using mac and linux system and had problem executing windows *.exe program. After doing some research online, I have downloaded wine. This program allows you to run *.exe files, which is windows base program on mac or linux systems. I am still two weeks behind with works with this module. I have some free times this week and next week and preparing to catch up with this module. </text:p>
      <text:p text:style-name="P3">The interesting part of this week for me was when I figured out how to run windows program on my MackBook. This would be helpful for me because <text:span text:style-name="T4">I can run *.exe file on my MacBook. Which means I can stay away from windows system which I don’t like to work with. </text:span></text:p>
      <text:p text:style-name="P4">The challenging part of the week still is the 4CS015. Its not that the module is difficult but the way it is being delivered, that makes it difficult. So far for this module I think I have not seen any of the lecturer more than three hours in total, online or physically. All the works that I have done has been with the help of goog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17T15:43:16.254366788</dc:date>
    <meta:editing-duration>PT14M8S</meta:editing-duration>
    <meta:editing-cycles>1</meta:editing-cycles>
    <meta:document-statistic meta:table-count="0" meta:image-count="0" meta:object-count="0" meta:page-count="1" meta:paragraph-count="6" meta:word-count="419" meta:character-count="2272" meta:non-whitespace-character-count="1854"/>
    <meta:generator>LibreOffice/7.0.2.2$MacOSX_X86_64 LibreOffice_project/8349ace3c3162073abd90d81fd06dcfb6b36b994</meta:generator>
  </office:meta>
</office:document-meta>
</file>